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ede89" officeooo:paragraph-rsid="00bede89" style:font-weight-asian="normal" style:font-weight-complex="normal"/>
    </style:style>
    <style:style style:name="P5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93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94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95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9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9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9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99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100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10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0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10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10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105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106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10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108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10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110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111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112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113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114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115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116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117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118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119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120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12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122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123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2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officeooo:rsid="001c3105"/>
    </style:style>
    <style:style style:name="T20" style:family="text">
      <style:text-properties officeooo:rsid="0025fa2d"/>
    </style:style>
    <style:style style:name="T21" style:family="text">
      <style:text-properties officeooo:rsid="002e1d9f"/>
    </style:style>
    <style:style style:name="T22" style:family="text">
      <style:text-properties officeooo:rsid="002fc8be"/>
    </style:style>
    <style:style style:name="T23" style:family="text">
      <style:text-properties officeooo:rsid="00346d4f"/>
    </style:style>
    <style:style style:name="T24" style:family="text">
      <style:text-properties officeooo:rsid="0036d569"/>
    </style:style>
    <style:style style:name="T25" style:family="text">
      <style:text-properties officeooo:rsid="003ac7e0"/>
    </style:style>
    <style:style style:name="T26" style:family="text">
      <style:text-properties officeooo:rsid="003fb510"/>
    </style:style>
    <style:style style:name="T27" style:family="text">
      <style:text-properties officeooo:rsid="0044d45d"/>
    </style:style>
    <style:style style:name="T28" style:family="text">
      <style:text-properties officeooo:rsid="004c0d3b"/>
    </style:style>
    <style:style style:name="T29" style:family="text">
      <style:text-properties officeooo:rsid="004dd764"/>
    </style:style>
    <style:style style:name="T30" style:family="text">
      <style:text-properties officeooo:rsid="004fa7d7"/>
    </style:style>
    <style:style style:name="T31" style:family="text">
      <style:text-properties officeooo:rsid="0058d5df"/>
    </style:style>
    <style:style style:name="T32" style:family="text">
      <style:text-properties officeooo:rsid="005db31a"/>
    </style:style>
    <style:style style:name="T33" style:family="text">
      <style:text-properties officeooo:rsid="005f1ec0"/>
    </style:style>
    <style:style style:name="T34" style:family="text">
      <style:text-properties officeooo:rsid="006276e0"/>
    </style:style>
    <style:style style:name="T35" style:family="text">
      <style:text-properties officeooo:rsid="0070fb25"/>
    </style:style>
    <style:style style:name="T36" style:family="text">
      <style:text-properties officeooo:rsid="0072bb3b"/>
    </style:style>
    <style:style style:name="T37" style:family="text">
      <style:text-properties officeooo:rsid="00775dd5"/>
    </style:style>
    <style:style style:name="T38" style:family="text">
      <style:text-properties officeooo:rsid="0078c9fe"/>
    </style:style>
    <style:style style:name="T39" style:family="text">
      <style:text-properties officeooo:rsid="007b1eed"/>
    </style:style>
    <style:style style:name="T40" style:family="text">
      <style:text-properties officeooo:rsid="007eb9e6"/>
    </style:style>
    <style:style style:name="T41" style:family="text">
      <style:text-properties officeooo:rsid="008318fa"/>
    </style:style>
    <style:style style:name="T42" style:family="text">
      <style:text-properties officeooo:rsid="0084e610"/>
    </style:style>
    <style:style style:name="T43" style:family="text">
      <style:text-properties officeooo:rsid="0086909e"/>
    </style:style>
    <style:style style:name="T44" style:family="text">
      <style:text-properties officeooo:rsid="008f9236"/>
    </style:style>
    <style:style style:name="T45" style:family="text">
      <style:text-properties officeooo:rsid="00921312"/>
    </style:style>
    <style:style style:name="T46" style:family="text">
      <style:text-properties officeooo:rsid="00959dba"/>
    </style:style>
    <style:style style:name="T47" style:family="text">
      <style:text-properties officeooo:rsid="009a556c"/>
    </style:style>
    <style:style style:name="T48" style:family="text">
      <style:text-properties officeooo:rsid="009de9b4"/>
    </style:style>
    <style:style style:name="T49" style:family="text">
      <style:text-properties officeooo:rsid="00a7e4fb"/>
    </style:style>
    <style:style style:name="T50" style:family="text">
      <style:text-properties officeooo:rsid="00aa5d9d"/>
    </style:style>
    <style:style style:name="T51" style:family="text">
      <style:text-properties officeooo:rsid="00b662a7"/>
    </style:style>
    <style:style style:name="T52" style:family="text">
      <style:text-properties officeooo:rsid="00b948fd"/>
    </style:style>
    <style:style style:name="T53" style:family="text">
      <style:text-properties officeooo:rsid="00bb85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хитектура АСОИУ</text:p>
      <text:p text:style-name="P9">Экзамен в конце третьего семестра.</text:p>
      <text:p text:style-name="P9">В конце второго семестра зачет</text:p>
      <text:p text:style-name="P9"/>
      <text:p text:style-name="P9">3 — 4 домашних работы, по каждой работе отчет <text:span text:style-name="T1">+ контрольные вопросы, требующие письменные ответы</text:span></text:p>
      <text:p text:style-name="P9"/>
      <text:p text:style-name="P10">Работа над контрольными вопросами преследует практическую цель получить автомат на экзамене.</text:p>
      <text:p text:style-name="P10"/>
      <text:p text:style-name="P11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12"/>
      <text:p text:style-name="P12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12"/>
      <text:p text:style-name="P13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3"/>
      <text:p text:style-name="P3">Лекция 1</text:p>
      <text:p text:style-name="P14"><text:s/></text:p>
      <text:p text:style-name="P15">Темы семестра:</text:p>
      <text:list xml:id="list1895419750620171467" text:style-name="L1">
        <text:list-item>
          <text:p text:style-name="P93">Этимологический анализ архитектуры АСОИУ</text:p>
        </text:list-item>
        <text:list-item>
          <text:p text:style-name="P120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121"><text:span text:style-name="T11">Т</text:span><text:span text:style-name="T10">енденции автоматизации</text:span></text:p>
        </text:list-item>
        <text:list-item>
          <text:p text:style-name="P94">Базовая функционально — структурная модель архитектуры АСОИУ</text:p>
        </text:list-item>
        <text:list-item>
          <text:p text:style-name="P95">Базовая модель поведения пользователя в архитектуре АСОИУ</text:p>
        </text:list-item>
      </text:list>
      <text:p text:style-name="P11"/>
      <text:p text:style-name="P11"/>
      <text:p text:style-name="P11"/>
      <text:p text:style-name="P11"/>
      <text:p text:style-name="P2">Архитектура автоматизированных систем обработки информации и управления</text:p>
      <text:p text:style-name="P2"/>
      <text:p text:style-name="P17">Существуют эзотерические и экзотерические знания.</text:p>
      <text:p text:style-name="P17">Эзотерические — доступные посвященным, избранным, профессионалам.</text:p>
      <text:p text:style-name="P17">Экзотерические знания — общедоступные знания.</text:p>
      <text:p text:style-name="P17"/>
      <text:p text:style-name="P17">Система — главный термин этого термина — <text:span text:style-name="T19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19">составных элементов, обеспечивающих целому системное свойство, которым не обладает ни один из элементов по отдельности.</text:span></text:p>
      <text:p text:style-name="P17"/>
      <text:p text:style-name="P18">Действительность — все то, что доступно разуму человека и воздействует или может воздействовать на его органы чувств.</text:p>
      <text:p text:style-name="P18"/>
      <text:p text:style-name="P19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19"/>
      <text:p text:style-name="P20">Цель — это будущий результат </text:p>
      <text:p text:style-name="P20"/>
      <text:p text:style-name="P21">Элемент — составная част<text:span text:style-name="T20">ь </text:span>системы, которая <text:span text:style-name="T20">подразумевается</text:span> или рассматривается как единое целое</text:p>
      <text:p text:style-name="P21"/>
      <text:p text:style-name="P22">Свойство — индикатор или признак отличающий одно от другого.</text:p>
      <text:p text:style-name="P22"/>
      <text:p text:style-name="P22"/>
      <text:p text:style-name="P23">Из данного определения вытекают следующие свойства:</text:p>
      <text:list xml:id="list2055415160535187685" text:style-name="L2">
        <text:list-item>
          <text:p text:style-name="P96">Любая система персонифицирована (имеет автора в лице конкретного человека либо коллектива)</text:p>
        </text:list-item>
        <text:list-item>
          <text:p text:style-name="P96">Система целесообразна (перед любой системой стоит цель или множество целей)</text:p>
        </text:list-item>
        <text:list-item>
          <text:p text:style-name="P96">Любая система имеет четкие границы</text:p>
        </text:list-item>
        <text:list-item>
          <text:p text:style-name="P97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98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99">Система является составной частью действительности из которой она выделена <text:span text:style-name="T21">(составные части системы, как физические тела взаимодействуют)</text:span></text:p>
        </text:list-item>
        <text:list-item>
          <text:p text:style-name="P100">Часть действительности, которая воздействует на систему называется окружающей средой</text:p>
        </text:list-item>
        <text:list-item>
          <text:p text:style-name="P100">В свою очередь система воздействует на окружающую среду</text:p>
        </text:list-item>
        <text:list-item>
          <text:p text:style-name="P100">Интенсивность воздействия окружающей среды на систему обратно пропорционально <text:s/>расстоянию</text:p>
        </text:list-item>
      </text:list>
      <text:p text:style-name="P24"/>
      <text:p text:style-name="P57">рисунок 1</text:p>
      <text:p text:style-name="P24"/>
      <text:p text:style-name="P25">Распространенным является понятие объект</text:p>
      <text:p text:style-name="P25">Объект — система, которая контекстно (т. е. При рассмотрении того или иного объекта) считается неделимым целым.</text:p>
      <text:p text:style-name="P25">Имеет место два случая: когда детализация объекта неважна, или когда внутреннее устройство системы нам не известна.</text:p>
      <text:p text:style-name="P25"/>
      <text:p text:style-name="P26">Объект, внутреннее устройство которого не известно, называется черным ящиком </text:p>
      <text:p text:style-name="P58">рисунок 2</text:p>
      <text:p text:style-name="P26"/>
      <text:p text:style-name="P26">Представление черного ящика является моделью окружающей действительности.</text:p>
      <text:p text:style-name="P26"/>
      <text:p text:style-name="P26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2">(вербальных, формальных, физических и их возможных комбинаций)</text:span>.</text:p>
      <text:p text:style-name="P26"/>
      <text:p text:style-name="P26"/>
      <text:p text:style-name="P4"><text:soft-page-break/>Лекция 2</text:p>
      <text:p text:style-name="P60">Вербальные выразительные свойства — язык двух модальностей: речь и текст. </text:p>
      <text:p text:style-name="P61">Значительно многообразнее формальные выразительные средства. К ним относятся схемы, графики, картины, <text:span text:style-name="T23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62">Физические выразительные средства — упрощенные и уменьшенные копии реальных объектов, <text:span text:style-name="T24">соответствующие критериям подобия, которое гарантирует идентичность процессов в уменьшенной копии и реальном объекте. </text:span></text:p>
      <text:p text:style-name="P62"/>
      <text:p text:style-name="P62"/>
      <text:p text:style-name="P63">Критерий подобия — критерий Рейндолье.</text:p>
      <text:p text:style-name="P63"/>
      <text:p text:style-name="P64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25">физические (также известны как моторные) модели, видео модели, аудио модели, мультимедийные модели.</text:span></text:p>
      <text:p text:style-name="P64"/>
      <text:p text:style-name="P65"><text:span text:style-name="T3">Моделирование</text:span> — разработка и применение моделей для изучени<text:span text:style-name="T26">я и</text:span> понимания окружающей <text:span text:style-name="T26">действительности.</text:span></text:p>
      <text:p text:style-name="P65"/>
      <text:p text:style-name="P66"><text:span text:style-name="T3">Реальная действительность</text:span> — все то, что действует на органы чувств человека.</text:p>
      <text:p text:style-name="P67"><text:span text:style-name="T3">Виртуальная действительность</text:span> — все то, что искусственно создано и дополняет окружение человека.</text:p>
      <text:p text:style-name="P67"/>
      <text:p text:style-name="P77">Системы бывают разные</text:p>
      <text:p text:style-name="P67"><text:span text:style-name="T27">по способности к целеполаганию: </text:span><text:span text:style-name="T6">целенаправленные системы</text:span><text:span text:style-name="T27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27"> (система, способная достигать сформулированных самостоятельно целей), </text:span><text:span text:style-name="T6">человеко — машинные системы</text:span><text:span text:style-name="T27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27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67"/>
      <text:p text:style-name="P68">Помимо всего система может быть автоматизированна.</text:p>
      <text:p text:style-name="P68"><text:span text:style-name="T3">Автоматизация</text:span> — это разработка средств вычислительной техники <text:span text:style-name="T28">и внедрение его в трудовую деятельность человека для усиления его интеллекта.</text:span></text:p>
      <text:p text:style-name="P69"><text:span text:style-name="T3">Интеллект</text:span> — <text:span text:style-name="T29">величина, характеризующая количественную способность разума.</text:span></text:p>
      <text:p text:style-name="P69"/>
      <text:p text:style-name="P70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70"><text:span text:style-name="T5">Механизация</text:span><text:span text:style-name="T30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70"/>
      <text:p text:style-name="P71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92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72"/>
      <text:p text:style-name="P73"><text:span text:style-name="T3">Структурная схема</text:span> — упорядоченное множество <text:span text:style-name="T31">конструктивный</text:span> элементов и физических связей между ними.</text:p>
      <text:p text:style-name="P74"><text:span text:style-name="T3">Функциональные схемы</text:span> — упорядоченные множества реализуемых в системе функций и их логических связей.</text:p>
      <text:p text:style-name="P74"/>
      <text:p text:style-name="P75">Структурные и функциональные связи представляются в виде прямоугольников, соедин<text:span text:style-name="T34">енн</text:span>ых горизонтальными или вертикальными тонкими линиями, стрелками <text:span text:style-name="T32">(</text:span>однонаправленными или двунаправленными). <text:span text:style-name="T33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75"/>
      <text:p text:style-name="P76"><text:span text:style-name="T3">Управление</text:span> — перевод объекта их текущего состояния в требуемое.</text:p>
      <text:p text:style-name="P76"/>
      <text:p text:style-name="P86">Система управления<text:span text:style-name="T10"> — замкнутая система, состоящая из объекта управления и конт</text:span><text:span text:style-name="T12">тур</text:span><text:span text:style-name="T10">а обратной связи.</text:span></text:p>
      <text:p text:style-name="P78"><text:s/></text:p>
      <text:p text:style-name="P79"/>
      <text:p text:style-name="P79"/>
      <text:p text:style-name="P86"/>
      <text:p text:style-name="P91"><text:span text:style-name="T12">р</text:span><text:span text:style-name="T10">исунок 3</text:span></text:p>
      <text:p text:style-name="P79"/>
      <text:p text:style-name="P79"/>
      <text:p text:style-name="P79"/>
      <text:p text:style-name="P79"/>
      <text:p text:style-name="P86"/>
      <text:p text:style-name="P79"/>
      <text:p text:style-name="P79"/>
      <text:p text:style-name="P80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80">Если при управлении входной вектор меняется в обоих направлениях — тот этот контур отрицательный.</text:p>
      <text:p text:style-name="P80"/>
      <text:p text:style-name="P87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3946113539507420141" text:style-name="L3">
        <text:list-item>
          <text:p text:style-name="P122"><text:span text:style-name="T10">С</text:span><text:span text:style-name="T13"> </text:span><text:span text:style-name="T10">помощью автоматов — система автоматического управления (</text:span><text:span text:style-name="T35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122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36">РСУ</text:span><text:span text:style-name="T17">)</text:span></text:p>
        </text:list-item>
        <text:list-item>
          <text:p text:style-name="P123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81"/>
      <text:p text:style-name="P88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82"/>
      <text:p text:style-name="P82"/>
      <text:p text:style-name="P82"/>
      <text:p text:style-name="P82"/>
      <text:p text:style-name="P89"><text:span text:style-name="T18">М</text:span><text:span text:style-name="T10">ожет ли быть система управления разомкнутой</text:span></text:p>
      <text:p text:style-name="P83"/>
      <text:p text:style-name="P83"/>
      <text:p text:style-name="P90">Лекция 4</text:p>
      <text:p text:style-name="P84">Социально-технологические объекты — большинство промышленных предприятий.</text:p>
      <text:p text:style-name="P84">Социально-организационные объекты — мин<text:span text:style-name="T42">и</text:span>стерства, ведомства, и другие организации.</text:p>
      <text:p text:style-name="P85">Рис 4</text:p>
      <text:p text:style-name="P85"/>
      <text:p text:style-name="P84">Обладают рядом особенностей:</text:p>
      <text:list xml:id="list5001131127183852413" text:style-name="L4">
        <text:list-item>
          <text:p text:style-name="P101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37">решая одни и те же задачи для разных исходных данных)</text:span></text:p>
        </text:list-item>
        <text:list-item>
          <text:p text:style-name="P102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38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103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39">в том числе и мультимедийной, в реальном режиме времени.</text:span></text:p>
        </text:list-item>
        <text:list-item>
          <text:p text:style-name="P104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105">Возникает <text:span text:style-name="T40">аддитивная</text:span> необходимость создавать и поддерживать с последующим совершенствованием <text:span text:style-name="T40">привлекательный</text:span> имидж объекта <text:span text:style-name="T40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106">Способность удовлетворять информационные потребности населения в широком смысле этого слова, <text:span text:style-name="T41">исключая непосредственный контакт с чиновниками.</text:span></text:p>
        </text:list-item>
      </text:list>
      <text:p text:style-name="P27">Перечисленные особенности характерны системам двух выделенных видов.</text:p>
      <text:p text:style-name="P27"/>
      <text:p text:style-name="P27"/>
      <text:p text:style-name="P28"><text:span text:style-name="T3">Классы пользователей </text:span>автоматизированных систем </text:p>
      <text:list xml:id="list5368234633573706470" text:style-name="L5">
        <text:list-item>
          <text:p text:style-name="P107"><text:span text:style-name="T3">Лица принимающие решения (ЛПР)</text:span> — первое лицо в организации или на предприятии, директор, генеральный д<text:span text:style-name="T43">ирр</text:span>ектор</text:p>
        </text:list-item>
        <text:list-item>
          <text:p text:style-name="P107"><text:span text:style-name="T3">Лица готовящие решение (ЛГР)</text:span> — аппарат первого лица</text:p>
        </text:list-item>
        <text:list-item>
          <text:p text:style-name="P108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109"><text:span text:style-name="T3">Лица реализующие сценарий (ЛРС)</text:span> </text:p>
        </text:list-item>
        <text:list-item>
          <text:p text:style-name="P109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110"><text:span text:style-name="T3">Лица исполняющие решение (ЛИР)</text:span> — принятое решение необходимо реализовать</text:p>
        </text:list-item>
        <text:list-item>
          <text:p text:style-name="P124"><text:soft-page-break/>Лица готовящие информацию (ЛГИ)</text:p>
        </text:list-item>
        <text:list-item>
          <text:p text:style-name="P111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111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29">Перечисленные классы — это пользователи, для которых АСОИУ является орудием труда, в том смысле, что они <text:span text:style-name="T45">используют</text:span> эту систему для получения информации, необходимой для осуществления действий в своей профессиональной <text:span text:style-name="T45">деятельности.</text:span> </text:p>
      <text:p text:style-name="P29"/>
      <text:p text:style-name="P29">АИС <text:s/>(Автоматизированная исполнительная система) нуждается в обслуживании</text:p>
      <text:p text:style-name="P29"/>
      <text:p text:style-name="P30">Других классов пользователей по большому счету не существует, все пользователи вписываются в <text:s/>существующие.</text:p>
      <text:p text:style-name="P30"/>
      <text:p text:style-name="P30"/>
      <text:p text:style-name="P30"/>
      <text:p text:style-name="P31">Понятие автоматизированная система обработки информации и управления — <text:span text:style-name="T44">это система управления,в контур обратной связи которой включена автоматизированная информационная система.</text:span></text:p>
      <text:p text:style-name="P31"/>
      <text:p text:style-name="P32">Рис 5 <text:span text:style-name="T46">(Графическая модель АСОИУ)</text:span></text:p>
      <text:p text:style-name="P32"/>
      <text:p text:style-name="P32"/>
      <text:p text:style-name="P34">Определение слова «Архитектура»</text:p>
      <text:p text:style-name="P33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47">Для древних греков, архитектура — конечный результат творчества. Исходя из этих соображений:</text:span></text:p>
      <text:p text:style-name="P33"/>
      <text:p text:style-name="P35"><text:span text:style-name="T3">Архитектура</text:span> — результат творческого процесса, характеризующийся полезностью и эстетичностью.</text:p>
      <text:p text:style-name="P35"/>
      <text:p text:style-name="P36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36"/>
      <text:p text:style-name="P37"><text:span text:style-name="T3">Архитектура объект</text:span><text:span text:style-name="T7">а</text:span> — <text:span text:style-name="T48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32"/>
      <text:p text:style-name="P39">Определение понятия Архитектура АСОИУ</text:p>
      <text:p text:style-name="P38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38"/>
      <text:p text:style-name="P40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0"/>
      <text:p text:style-name="P40"/>
      <text:p text:style-name="P40"/>
      <text:p text:style-name="P5"><text:soft-page-break/>Лекция 5</text:p>
      <text:p text:style-name="P41"/>
      <text:p text:style-name="P41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49">Среда жизнедеятельности пользователей. Среда жизнедеятельности людей.</text:span></text:p>
      <text:p text:style-name="P41"/>
      <text:p text:style-name="P41"/>
      <text:p text:style-name="P42">Сетевое общество это определение учитывает <text:span text:style-name="T50">чувственный</text:span> аспект, учитывает то, что пользователь не сторонний наблюдатель, а его <text:span text:style-name="T50">непосредственная</text:span> главная составляющая часть.</text:p>
      <text:p text:style-name="P45"/>
      <text:p text:style-name="P42"/>
      <text:p text:style-name="P43">Понятность — достижение конкретного смысла при минимуме знаний</text:p>
      <text:p text:style-name="P43"/>
      <text:p text:style-name="P43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43"/>
      <text:p text:style-name="P44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44"/>
      <text:p text:style-name="P44"/>
      <text:p text:style-name="P46">Любая автоматизированная система должна создаваться не для человека, а с человеком</text:p>
      <text:p text:style-name="P46"/>
      <text:p text:style-name="P47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47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47">Технологическая составляющая — часть системы, которая определяется многими факторами: историческими, культурными и прочими.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9"><text:soft-page-break/>Примеры АСОИУ</text:p>
      <text:list xml:id="list3673302529760772243" text:style-name="L6">
        <text:list-item>
          <text:p text:style-name="P112">ГАС «Контур»</text:p>
        </text:list-item>
        <text:list-item>
          <text:p text:style-name="P112">ГАС «Выборы»</text:p>
        </text:list-item>
        <text:list-item>
          <text:p text:style-name="P112">ГАС «ГРН»</text:p>
        </text:list-item>
      </text:list>
      <text:p text:style-name="P49"/>
      <text:p text:style-name="P49"/>
      <text:p text:style-name="P6">Контур</text:p>
      <text:p text:style-name="P50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0"/>
      <text:p text:style-name="P51">Предпосылки:</text:p>
      <text:list xml:id="list6128586308407972890" text:style-name="L7">
        <text:list-item>
          <text:p text:style-name="P113">состояние холодной войны</text:p>
        </text:list-item>
        <text:list-item>
          <text:p text:style-name="P113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1"/>
      <text:p text:style-name="P52">Смысл любой системы состоит в ответе на вопрос, почему стало необходимым создать оперделенную систему.</text:p>
      <text:p text:style-name="P52"/>
      <text:p text:style-name="P52">Любая система создается для кого-то. «Контур» создвался для высших чинов управления страной в два возможных периода.</text:p>
      <text:p text:style-name="P52"/>
      <text:p text:style-name="P52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52"/>
      <text:p text:style-name="P52">Мы выделели два класса пользователей: ЛПР и ЛГР. </text:p>
      <text:p text:style-name="P52"/>
      <text:p text:style-name="P53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53"/>
      <text:p text:style-name="P7">Цели создания:</text:p>
      <text:list xml:id="list5971949342735301163" text:style-name="L8">
        <text:list-item>
          <text:p text:style-name="P114">Обеспечение живучести (способность системы выполнять свои функции при выходе из строя отдельных ее звеньев <text:span text:style-name="T51">в силу разрушительного действия внешней или окружающей среды</text:span>) системы</text:p>
        </text:list-item>
        <text:list-item>
          <text:p text:style-name="P115">Оборудовать пользователей системы автоматизированными рабочими местами <text:span text:style-name="T52">и обеспечить их взаимодействие в реальном масштабе времени</text:span></text:p>
        </text:list-item>
        <text:list-item>
          <text:p text:style-name="P116">Сформировать централизованную базу данных, <text:span text:style-name="T53">характеризующих текущее состояние народного хозяйства </text:span></text:p>
        </text:list-item>
      </text:list>
      <text:p text:style-name="P54"/>
      <text:p text:style-name="P8">Цели функционирования:</text:p>
      <text:list xml:id="list4079233494759516525" text:style-name="L9">
        <text:list-item>
          <text:p text:style-name="P117">Введение централизованной базы данных (накопление, хранение, обновление, поиск)</text:p>
        </text:list-item>
        <text:list-item>
          <text:p text:style-name="P118">Информационное обслуживание пользователей системы в реальном масштабе времени</text:p>
        </text:list-item>
        <text:list-item>
          <text:p text:style-name="P119">Оперативный контроль и управление народным хозяйством</text:p>
        </text:list-item>
      </text:list>
      <text:p text:style-name="P55"/>
      <text:p text:style-name="P56"/>
      <text:p text:style-name="P54"/>
      <text:p text:style-name="P32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3-15T17:29:02.600786964</dc:date>
    <meta:editing-duration>PT5H34M46S</meta:editing-duration>
    <meta:editing-cycles>163</meta:editing-cycles>
    <meta:document-statistic meta:table-count="0" meta:image-count="0" meta:object-count="0" meta:page-count="8" meta:paragraph-count="144" meta:word-count="1984" meta:character-count="16492" meta:non-whitespace-character-count="14614"/>
  </office:meta>
</office:document-meta>
</file>